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s" fo:country="NI" style:font-name-asian="FreeSans" style:language-asian="hi" style:country-asian="IN" style:font-name-complex="DejaVu Sans" style:language-complex="en" style:country-complex="US"/>
    </style:style>
    <style:style style:name="T1" style:family="text">
      <style:text-properties fo:font-weight="normal" style:text-underline-style="none" style:text-underline-color="font-color" fo:text-shadow="none" style:font-weight-asian="normal" style:font-weight-complex="normal" fo:font-size="10pt" style:font-size-asian="10pt" style:font-size-complex="10pt" style:letter-kerning="true" fo:country="NI" style:country-asian="IN" style:font-name-asian="FreeSans"/>
    </style:style>
  </office:automatic-styles>
  <office:body>
    <office:spreadsheet>
      <table:table table:name="Department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pan text:style-name="T1">country_id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hoto</text:p>
          </table:table-cell>
        </table:table-row>
      </table:table>
      <table:table table:name="City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partmen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hoto</text:p>
          </table:table-cell>
        </table:table-row>
      </table:table>
      <table:table table:name="SpecificLocatio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ty_id</text:p>
          </table:table-cell>
          <table:table-cell office:value-type="string" calcext:value-type="string">
            <text:p>area_typ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hoto</text:p>
          </table:table-cell>
        </table:table-row>
      </table:table>
      <table:table table:name="TouristSite" table:style-name="ta1"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pecific_locati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hoto</text:p>
          </table:table-cell>
        </table:table-row>
      </table:table>
      <table:table table:name="Service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urist_sit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</table:table-row>
      </table:table>
      <table:table table:name="ServiceTypeService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rvice_type_id</text:p>
          </table:table-cell>
          <table:table-cell office:value-type="string" calcext:value-type="string">
            <text:p>service_id</text:p>
          </table:table-cell>
        </table:table-row>
      </table:table>
      <table:table table:name="TouristSiteCategory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urist_site_id</text:p>
          </table:table-cell>
          <table:table-cell office:value-type="string" calcext:value-type="string">
            <text:p>category_id</text:p>
          </table:table-cell>
        </table:table-row>
      </table:table>
      <table:table table:name="TouristSiteExternalResource" table:style-name="ta1"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urist_site_id</text:p>
          </table:table-cell>
          <table:table-cell office:value-type="string" calcext:value-type="string">
            <text:p>external_resource_id</text:p>
          </table:table-cell>
        </table:table-row>
      </table:table>
      <table:table table:name="TouristSiteAppService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urist_site_id</text:p>
          </table:table-cell>
          <table:table-cell office:value-type="string" calcext:value-type="string">
            <text:p>app_service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23:11:25.599394529</meta:creation-date>
    <dc:date>2015-08-06T23:35:17.123572950</dc:date>
    <meta:editing-duration>PT23M48S</meta:editing-duration>
    <meta:editing-cycles>10</meta:editing-cycles>
    <meta:generator>LibreOffice/4.4.2.2$Linux_X86_64 LibreOffice_project/40m0$Build-2</meta:generator>
    <meta:document-statistic meta:table-count="9" meta:cell-count="43" meta:object-count="0"/>
  </office:meta>
</office:document-meta>
</file>